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8000001B08E21298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071cm" svg:height="11.429cm" svg:x="3.667cm" svg:y="4.91cm">
          <draw:image xlink:href="Pictures/1000000000000368000001B08E2129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04T18:26:57.606235900</meta:creation-date>
    <dc:date>2026-01-04T18:33:20.084801300</dc:date>
    <meta:editing-duration>PT6M22S</meta:editing-duration>
    <meta:editing-cycles>1</meta:editing-cycles>
    <meta:document-statistic meta:object-count="1"/>
    <meta:generator>LibreOffice/25.8.3.2$Windows_X86_64 LibreOffice_project/8ca8d55c161d602844f5428fa4b58097424e324e</meta:generator>
  </office:meta>
</office:document-meta>
</file>